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6" style:family="paragraph" style:parent-style-name="Footnote">
      <style:text-properties officeooo:rsid="0522dfb5" officeooo:paragraph-rsid="0522dfb5"/>
    </style:style>
    <style:style style:name="P7" style:family="paragraph" style:parent-style-name="Standard">
      <style:paragraph-properties fo:line-height="100%"/>
      <style:text-properties officeooo:paragraph-rsid="01ae974d"/>
    </style:style>
    <style:style style:name="P8" style:family="paragraph" style:parent-style-name="Standard">
      <style:paragraph-properties fo:line-height="100%"/>
      <style:text-properties officeooo:paragraph-rsid="018eb476"/>
    </style:style>
    <style:style style:name="P9" style:family="paragraph" style:parent-style-name="Standard">
      <style:text-properties style:font-name="Ubuntu3" fo:font-size="12pt" fo:language="nl" fo:country="NL" officeooo:paragraph-rsid="01b25e5d" fo:background-color="transparent" style:font-size-asian="12pt" style:language-asian="nl" style:country-asian="NL" style:font-name-complex="Bitstream Vera Sans" style:font-size-complex="12pt"/>
    </style:style>
    <style:style style:name="P10" style:family="paragraph" style:parent-style-name="Standard">
      <style:text-properties style:font-name="Bitstream Vera Sans" fo:font-size="10pt" fo:language="nl" fo:country="NL" officeooo:paragraph-rsid="01ab4c31" fo:background-color="transparent" style:font-size-asian="10pt" style:language-asian="nl" style:country-asian="NL" style:font-name-complex="Bitstream Vera Sans" style:font-size-complex="10pt"/>
    </style:style>
    <style:style style:name="P11" style:family="paragraph" style:parent-style-name="Standard">
      <style:paragraph-properties fo:text-align="center" style:justify-single-word="false" fo:padding="0.049cm" fo:border="0.06pt solid #000000" style:writing-mode="lr-tb"/>
      <style:text-properties officeooo:paragraph-rsid="01ae974d"/>
    </style:style>
    <style:style style:name="P12" style:family="paragraph" style:parent-style-name="Standard" style:master-page-name="Standard">
      <style:paragraph-properties style:page-number="auto"/>
      <style:text-properties officeooo:paragraph-rsid="0105a2cf"/>
    </style:style>
    <style:style style:name="P13" style:family="paragraph" style:parent-style-name="Standard" style:list-style-name="L1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000000" fo:font-size="12pt" fo:language="nl" fo:country="NL" fo:font-style="normal" fo:font-weight="normal" officeooo:paragraph-rsid="01aa93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000000" style:font-name="Ubuntu3" fo:font-size="10.5pt" officeooo:paragraph-rsid="01bbf2cc" style:font-size-asian="10.5pt" style:font-name-complex="Bitstream Vera Sans" style:font-size-complex="10.5pt"/>
    </style:style>
    <style:style style:name="P16" style:family="paragraph" style:parent-style-name="Standard" style:list-style-name="L1">
      <style:text-properties fo:color="#000000" style:font-name="Ubuntu3" fo:font-size="10.5pt" officeooo:paragraph-rsid="01bac1aa" style:font-size-asian="10.5pt" style:font-name-complex="Bitstream Vera Sans" style:font-size-complex="10.5pt"/>
    </style:style>
    <style:style style:name="P17" style:family="paragraph" style:parent-style-name="Standard" style:list-style-name="L1">
      <style:text-properties style:font-name="Ubuntu3" fo:font-size="12pt" officeooo:rsid="0027ce97" style:font-size-asian="12pt" style:font-size-complex="12pt"/>
    </style:style>
    <style:style style:name="P18" style:family="paragraph" style:parent-style-name="Standard" style:list-style-name="L1">
      <style:text-properties style:font-name="Ubuntu3" fo:font-size="12pt" officeooo:rsid="0027ce97" officeooo:paragraph-rsid="01b25e5d" style:font-size-asian="12pt" style:font-size-complex="12pt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ab4c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a3917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ab4c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bac1aa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aa9369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rsid="01b25e5d" officeooo:paragraph-rsid="01b25e5d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font-size-asian="12pt" style:language-asian="nl" style:country-asian="NL" style:font-size-complex="12pt"/>
    </style:style>
    <style:style style:name="T3" style:family="text">
      <style:text-properties officeooo:rsid="01000573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style:text-underline-style="none" fo:font-weight="normal" officeooo:rsid="05272449" style:font-size-asian="12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style:text-underline-style="none" fo:font-weight="normal" officeooo:rsid="0526a1ff" style:font-size-asian="12pt" style:font-weight-asian="normal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21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19098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193caa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199830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19e5f6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19f7f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style="normal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fo:language="nl" fo:country="NL" fo:font-weight="normal" officeooo:rsid="01b8eaea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42" style:family="text">
      <style:text-properties fo:color="#000000" fo:language="nl" fo:country="NL" officeooo:rsid="01909887" fo:background-color="transparent" loext:char-shading-value="0" style:font-size-asian="12pt" style:language-asian="nl" style:country-asian="NL" style:font-size-complex="12pt"/>
    </style:style>
    <style:style style:name="T43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style:font-name="Ubuntu3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fo:font-weight="normal" style:font-size-asian="12pt" style:font-weight-asian="normal" style:font-size-complex="12pt" style:font-weight-complex="normal"/>
    </style:style>
    <style:style style:name="T55" style:family="text">
      <style:text-properties style:use-window-font-color="true" style:text-line-through-style="none" style:text-line-through-type="none" fo:font-size="12pt" style:text-underline-style="none" fo:font-weight="normal" officeooo:rsid="00fb0155" style:font-size-asian="12pt" style:font-weight-asian="normal" style:font-size-complex="12pt" style:font-weight-complex="normal"/>
    </style:style>
    <style:style style:name="T5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font-size="12pt" style:text-underline-style="none" style:font-size-asian="12pt" style:font-size-complex="12pt"/>
    </style:style>
    <style:style style:name="T58" style:family="text">
      <style:text-properties officeooo:rsid="01b53d1b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rong_20_Emphasis"><text:span text:style-name="T27">C</text:span></text:span><text:span text:style-name="Strong_20_Emphasis"><text:span text:style-name="T23">h</text:span></text:span><text:span text:style-name="Strong_20_Emphasis"><text:span text:style-name="T22">ecklist voor </text:span></text:span><text:span text:style-name="Strong_20_Emphasis"><text:span text:style-name="T24">het</text:span></text:span><text:span text:style-name="Strong_20_Emphasis"><text:span text:style-name="T22"> install</text:span></text:span><text:span text:style-name="Strong_20_Emphasis"><text:span text:style-name="T24">eren</text:span></text:span><text:span text:style-name="Strong_20_Emphasis"><text:span text:style-name="T22"> van </text:span></text:span><text:reference-mark-start text:name="Distributie"/><text:span text:style-name="Strong_20_Emphasis"><text:span text:style-name="T29">Raspbian</text:span></text:span><text:reference-mark-end text:name="Distributie"/><text:span text:style-name="Strong_20_Emphasis"><text:span text:style-name="T25"> </text:span></text:span><text:reference-mark-start text:name="Versie"/><text:span text:style-name="Strong_20_Emphasis"><text:span text:style-name="T30">8.0</text:span></text:span><text:reference-mark-end text:name="Versie"/><text:span text:style-name="Strong_20_Emphasis"><text:span text:style-name="T30"> </text:span></text:span><text:reference-mark-start text:name="Editie"/><text:span text:style-name="Strong_20_Emphasis"><text:span text:style-name="T31">desk</text:span></text:span><text:span text:style-name="Strong_20_Emphasis"><text:span text:style-name="T32">t</text:span></text:span><text:span text:style-name="Strong_20_Emphasis"><text:span text:style-name="T31">op</text:span></text:span><text:reference-mark-end text:name="Editie"/><text:span text:style-name="Strong_20_Emphasis"><text:span text:style-name="T31"> </text:span></text:span><text:span text:style-name="Strong_20_Emphasis"><text:span text:style-name="T22">op </text:span></text:span><text:reference-mark-start text:name="Computernaam"/><text:span text:style-name="T58">pc</text:span><text:span text:style-name="Strong_20_Emphasis"><text:span text:style-name="T26">0</text:span></text:span><text:span text:style-name="Strong_20_Emphasis"><text:span text:style-name="T28">9</text:span></text:span><text:reference-mark-end text:name="Computernaam"/><text:span text:style-name="T29">.</text:span><text:span text:style-name="Strong_20_Emphasis"><text:span text:style-name="T22"><text:line-break/></text:span></text:span></text:p>
      <text:p text:style-name="P11"><text:span text:style-name="T2">Gebruik</text:span><text:span text:style-name="T36"> </text:span><text:span text:style-name="T40">deze checklist naast </text:span><text:span text:style-name="T37">C</text:span><text:span text:style-name="T36">hecklist </text:span><text:span text:style-name="T38">i</text:span><text:span text:style-name="T36">nstall</text:span><text:span text:style-name="T39">atie </text:span><text:span text:style-name="T39"><text:reference-ref text:reference-format="text" text:ref-name="Distributie">Raspbian</text:reference-ref></text:span><text:span text:style-name="T36"><text:s/></text:span><text:span text:style-name="T36"><text:reference-ref text:reference-format="text" text:ref-name="Versie">8.0</text:reference-ref></text:span><text:span text:style-name="T36"><text:s/></text:span><text:span text:style-name="T36"><text:reference-ref text:reference-format="text" text:ref-name="Editie">desktop</text:reference-ref></text:span></text:p>
      <text:p text:style-name="P7"><text:span text:style-name="Citation"><text:span text:style-name="T34"/></text:span></text:p>
      <text:p text:style-name="P8"><text:span text:style-name="T22">Kijk op </text:span><text:a xlink:type="simple" xlink:href="https://karelzimmer.nl/" text:style-name="Internet_20_link" text:visited-style-name="Visited_20_Internet_20_Link"><text:span text:style-name="Internet_20_link"><text:span text:style-name="T43">karelzimmer.nl</text:span></text:span></text:a><text:span text:style-name="T22"> </text:span><text:span text:style-name="T6">voor</text:span><text:span text:style-name="T5"> </text:span><text:span text:style-name="T56">deze en andere </text:span><text:span text:style-name="T8">checklists, scripts, en overige bestanden.</text:span></text:p>
      <text:list xml:id="list4152694190" text:style-name="L1">
        <text:list-header>
          <text:p text:style-name="P13"/>
        </text:list-header>
      </text:list>
      <text:p text:style-name="P8"><text:span text:style-name="Strong_20_Emphasis"><text:span text:style-name="T22"/></text:span></text:p>
      <text:p text:style-name="P4"><text:span text:style-name="Definition"><text:span text:style-name="T46">g</text:span></text:span><text:span text:style-name="Definition"><text:span text:style-name="T44">ebruiker</text:span></text:span><text:span text:style-name="T22"><text:tab/><text:tab/><text:tab/></text:span><text:span text:style-name="User_20_Entry"><text:span text:style-name="T42">p</text:span></text:span><text:span text:style-name="User_20_Entry"><text:span text:style-name="T41">i</text:span></text:span></text:p>
      <text:p text:style-name="P5"><text:span text:style-name="Definition"><text:span text:style-name="T46">c</text:span></text:span><text:span text:style-name="Definition"><text:span text:style-name="T44">omputernaam</text:span></text:span><text:span text:style-name="Definition"><text:span text:style-name="T45"><text:tab/></text:span></text:span><text:span text:style-name="User_20_Entry"><text:span text:style-name="T35"><text:reference-ref text:reference-format="text" text:ref-name="Computernaam">pc09</text:reference-ref></text:span></text:span></text:p>
      <text:p text:style-name="P3"><text:span text:style-name="Definition"><text:span text:style-name="T47"/></text:span></text:p>
      <text:p text:style-name="P2"/>
      <text:list xml:id="list100016389102583" text:continue-numbering="true" text:style-name="L1">
        <text:list-item>
          <text:p text:style-name="P14">Installatie voorbereiden</text:p>
          <text:p text:style-name="P19"/>
          <text:list>
            <text:list-item>
              <text:p text:style-name="P23"><text:span text:style-name="T10">Volg</text:span><text:span text:style-name="T9"> </text:span><text:span text:style-name="T11">Checklist installatie</text:span><text:span text:style-name="T7"> </text:span><text:span text:style-name="T11"><text:s/></text:span><text:span text:style-name="T12"><text:reference-ref text:reference-format="text" text:ref-name="Distributie">Raspbian</text:reference-ref></text:span><text:span text:style-name="T12"><text:s/></text:span><text:span text:style-name="T13"><text:reference-ref text:reference-format="text" text:ref-name="Versie">8.0</text:reference-ref></text:span><text:span text:style-name="T12"><text:s/></text:span><text:span text:style-name="T12"><text:reference-ref text:reference-format="text" text:ref-name="Editie">desktop</text:reference-ref></text:span><text:span text:style-name="T12">.</text:span></text:p>
              <text:p text:style-name="P21"/>
              <text:p text:style-name="P21"/>
            </text:list-item>
          </text:list>
        </text:list-item>
        <text:list-item>
          <text:p text:style-name="P24"><text:span text:style-name="T33">Installatie uitvoeren</text:span><text:span text:style-name="T57"><text:line-break/></text:span></text:p>
          <text:list>
            <text:list-item>
              <text:p text:style-name="P23"><text:span text:style-name="Emphasis"><text:span text:style-name="T10">Volg</text:span></text:span><text:span text:style-name="Emphasis"><text:span text:style-name="T9"> </text:span></text:span><text:span text:style-name="Emphasis"><text:span text:style-name="T11">Checklist installatie </text:span></text:span><text:span text:style-name="Emphasis"><text:span text:style-name="T12"><text:reference-ref text:reference-format="text" text:ref-name="Distributie">Raspbian</text:reference-ref></text:span></text:span><text:span text:style-name="Emphasis"><text:span text:style-name="T12"><text:s/></text:span></text:span><text:span text:style-name="Emphasis"><text:span text:style-name="T13"><text:reference-ref text:reference-format="text" text:ref-name="Versie">8.0</text:reference-ref></text:span></text:span><text:span text:style-name="Emphasis"><text:span text:style-name="T12"><text:s/></text:span></text:span><text:span text:style-name="Emphasis"><text:span text:style-name="T12"><text:reference-ref text:reference-format="text" text:ref-name="Editie">desktop</text:reference-ref></text:span></text:span><text:span text:style-name="Emphasis"><text:span text:style-name="T12">.</text:span></text:span></text:p>
              <text:p text:style-name="P22"/>
              <text:p text:style-name="P22"/>
            </text:list-item>
          </text:list>
        </text:list-item>
        <text:list-item>
          <text:p text:style-name="P20">Installatie afronden</text:p>
          <text:list>
            <text:list-header>
              <text:p text:style-name="P17"/>
            </text:list-header>
            <text:list-item>
              <text:p text:style-name="P15"><text:span text:style-name="T49">Volg</text:span><text:span text:style-name="T50"> </text:span><text:span text:style-name="T51">Checklist installatie </text:span><text:span text:style-name="T52"><text:reference-ref text:reference-format="text" text:ref-name="Distributie">Raspbian</text:reference-ref></text:span><text:span text:style-name="T52"><text:s/></text:span><text:span text:style-name="T53"><text:reference-ref text:reference-format="text" text:ref-name="Versie">8.0</text:reference-ref></text:span><text:span text:style-name="T52"><text:s/></text:span><text:span text:style-name="T52"><text:reference-ref text:reference-format="text" text:ref-name="Editie">desktop</text:reference-ref></text:span><text:span text:style-name="T52">.<text:line-break/><text:line-break/></text:span></text:p>
            </text:list-item>
          </text:list>
        </text:list-item>
        <text:list-item>
          <text:p text:style-name="P25">Gebruiker inrichten</text:p>
          <text:list>
            <text:list-header>
              <text:p text:style-name="P18"/>
            </text:list-header>
            <text:list-item>
              <text:p text:style-name="P16"><text:span text:style-name="T49">Volg</text:span><text:span text:style-name="T50"> </text:span><text:span text:style-name="T51">Checklist installatie </text:span><text:span text:style-name="T52"><text:reference-ref text:reference-format="text" text:ref-name="Distributie">Raspbian</text:reference-ref></text:span><text:span text:style-name="T52"><text:s/></text:span><text:span text:style-name="T53"><text:reference-ref text:reference-format="text" text:ref-name="Versie">8.0</text:reference-ref></text:span><text:span text:style-name="T52"><text:s/></text:span><text:span text:style-name="T52"><text:reference-ref text:reference-format="text" text:ref-name="Editie">desktop</text:reference-ref></text:span><text:span text:style-name="T52">.</text:span></text:p>
            </text:list-item>
          </text:list>
        </text:list-item>
      </text:list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10"><text:span text:style-name="T16">De installatie van </text:span><text:span text:style-name="T16"><text:reference-ref text:reference-format="text" text:ref-name="Distributie">Raspbian</text:reference-ref></text:span><text:span text:style-name="T16"><text:s/></text:span><text:span text:style-name="T19"><text:reference-ref text:reference-format="text" text:ref-name="Versie">8.0</text:reference-ref></text:span><text:span text:style-name="T16"><text:s/></text:span><text:span text:style-name="T16"><text:reference-ref text:reference-format="text" text:ref-name="Editie">desktop</text:reference-ref></text:span><text:span text:style-name="T16"><text:s/></text:span><text:span text:style-name="T20">op </text:span><text:span text:style-name="T20"><text:reference-ref text:reference-format="text" text:ref-name="Computernaam">pc09</text:reference-ref></text:span><text:span text:style-name="T20"><text:s/></text:span><text:span text:style-name="T16">is voltooid.<text:line-break/></text:span></text:p>
      <text:p text:style-name="P10"><text:span text:style-name="T55">Einde c</text:span><text:span text:style-name="T21">hecklist.</text:span><text:span text:style-name="T16"><text:line-break/><text:line-break/></text:span><text:span text:style-name="T17">Deze c</text:span><text:span text:style-name="T18">hecklist is g</text:span><text:span text:style-name="T14">emaakt door Karel Zimmer</text:span><text:span text:style-name="Strong_20_Emphasis"><text:span text:style-name="T15"> </text:span></text:span><text:span text:style-name="T14">(</text:span><text:a xlink:type="simple" xlink:href="https://karelzimmer.nl/" text:style-name="Internet_20_link" text:visited-style-name="Visited_20_Internet_20_Link"><text:span text:style-name="Internet_20_link"><text:span text:style-name="T48">karelzimmer.nl</text:span></text:span></text:a><text:span text:style-name="T14">, </text:span><text:a xlink:type="simple" xlink:href="mailto:info@karelzimmer.nl" text:style-name="Internet_20_link" text:visited-style-name="Visited_20_Internet_20_Link"><text:span text:style-name="Internet_20_link"><text:span text:style-name="T54">info@karelzimmer.nl</text:span></text:span></text:a><text:span text:style-name="T14">).</text:span><text:span text:style-name="Strong_20_Emphasis"><text:span text:style-name="T15"><text:note text:id="ftn1" text:note-class="footnote"><text:note-citation text:label="©">©</text:note-citation><text:note-body><text:p text:style-name="P6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Raspbian 8.0 desktop pc09</text:file-name><text:tab/><text:date style:data-style-name="N36" text:date-value="2019-12-18T10:00:14.576056064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0:14.506938413</dc:date>
    <meta:printed-by>Karel Zimmer</meta:printed-by>
    <meta:print-date>2010-10-15T14:58:44</meta:print-date>
    <meta:keyword>Installatie</meta:keyword>
    <meta:keyword>Checklist</meta:keyword>
    <meta:keyword>Linux</meta:keyword>
    <meta:editing-cycles>2052</meta:editing-cycles>
    <meta:editing-duration>P4DT20H53M2S</meta:editing-duration>
    <dc:creator>Karel Zimmer</dc:creator>
    <meta:document-statistic meta:table-count="0" meta:image-count="0" meta:object-count="0" meta:page-count="1" meta:paragraph-count="18" meta:word-count="120" meta:character-count="889" meta:non-whitespace-character-count="785"/>
    <meta:user-defined meta:name="Info 1"/>
    <meta:user-defined meta:name="Info 2"/>
    <meta:user-defined meta:name="Info 3"/>
    <meta:user-defined meta:name="Info 4"/>
  </office:meta>
</office:document-meta>
</file>